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15347*"/>
    </style:style>
    <style:style style:name="CardTable.B" style:family="table-column">
      <style:table-column-properties style:column-width="0.2in" style:rel-column-width="1329*"/>
    </style:style>
    <style:style style:name="CardTable.C" style:family="table-column">
      <style:table-column-properties style:column-width="2.3097in" style:rel-column-width="15352*"/>
    </style:style>
    <style:style style:name="CardTable.G" style:family="table-column">
      <style:table-column-properties style:column-width="2.3313in" style:rel-column-width="1549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8597in" fo:break-before="page" table:align="margins"/>
    </style:style>
    <style:style style:name="Table1.A" style:family="table-column">
      <style:table-column-properties style:column-width="2.309in" style:rel-column-width="15347*"/>
    </style:style>
    <style:style style:name="Table1.B" style:family="table-column">
      <style:table-column-properties style:column-width="0.2in" style:rel-column-width="1329*"/>
    </style:style>
    <style:style style:name="Table1.C" style:family="table-column">
      <style:table-column-properties style:column-width="2.3097in" style:rel-column-width="15352*"/>
    </style:style>
    <style:style style:name="Table1.G" style:family="table-column">
      <style:table-column-properties style:column-width="2.3313in" style:rel-column-width="15497*"/>
    </style:style>
    <style:style style:name="Table1.1" style:family="table-row">
      <style:table-row-properties style:row-height="3.3701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row-height="0.370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8597in" fo:break-before="page" table:align="margins"/>
    </style:style>
    <style:style style:name="Table2.A" style:family="table-column">
      <style:table-column-properties style:column-width="2.309in" style:rel-column-width="15347*"/>
    </style:style>
    <style:style style:name="Table2.B" style:family="table-column">
      <style:table-column-properties style:column-width="0.2in" style:rel-column-width="1329*"/>
    </style:style>
    <style:style style:name="Table2.C" style:family="table-column">
      <style:table-column-properties style:column-width="2.3097in" style:rel-column-width="15352*"/>
    </style:style>
    <style:style style:name="Table2.G" style:family="table-column">
      <style:table-column-properties style:column-width="2.3313in" style:rel-column-width="15497*"/>
    </style:style>
    <style:style style:name="Table2.1" style:family="table-row">
      <style:table-row-properties style:row-height="3.3701in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2" style:family="table-row">
      <style:table-row-properties style:row-height="0.370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8597in" fo:break-before="page" table:align="margins"/>
    </style:style>
    <style:style style:name="Table3.A" style:family="table-column">
      <style:table-column-properties style:column-width="2.309in" style:rel-column-width="15347*"/>
    </style:style>
    <style:style style:name="Table3.B" style:family="table-column">
      <style:table-column-properties style:column-width="0.2in" style:rel-column-width="1329*"/>
    </style:style>
    <style:style style:name="Table3.C" style:family="table-column">
      <style:table-column-properties style:column-width="2.3097in" style:rel-column-width="15352*"/>
    </style:style>
    <style:style style:name="Table3.G" style:family="table-column">
      <style:table-column-properties style:column-width="2.3313in" style:rel-column-width="15497*"/>
    </style:style>
    <style:style style:name="Table3.1" style:family="table-row">
      <style:table-row-properties style:row-height="3.3701in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2" style:family="table-row">
      <style:table-row-properties style:row-height="0.3701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8597in" fo:break-before="page" table:align="margins"/>
    </style:style>
    <style:style style:name="Table4.A" style:family="table-column">
      <style:table-column-properties style:column-width="2.309in" style:rel-column-width="15347*"/>
    </style:style>
    <style:style style:name="Table4.B" style:family="table-column">
      <style:table-column-properties style:column-width="0.2in" style:rel-column-width="1329*"/>
    </style:style>
    <style:style style:name="Table4.C" style:family="table-column">
      <style:table-column-properties style:column-width="2.3097in" style:rel-column-width="15352*"/>
    </style:style>
    <style:style style:name="Table4.G" style:family="table-column">
      <style:table-column-properties style:column-width="2.3313in" style:rel-column-width="15497*"/>
    </style:style>
    <style:style style:name="Table4.1" style:family="table-row">
      <style:table-row-properties style:row-height="3.3701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2" style:family="table-row">
      <style:table-row-properties style:row-height="0.3701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8597in" fo:break-before="page" table:align="margins"/>
    </style:style>
    <style:style style:name="Table5.A" style:family="table-column">
      <style:table-column-properties style:column-width="2.309in" style:rel-column-width="15347*"/>
    </style:style>
    <style:style style:name="Table5.B" style:family="table-column">
      <style:table-column-properties style:column-width="0.2in" style:rel-column-width="1329*"/>
    </style:style>
    <style:style style:name="Table5.C" style:family="table-column">
      <style:table-column-properties style:column-width="2.3097in" style:rel-column-width="15352*"/>
    </style:style>
    <style:style style:name="Table5.G" style:family="table-column">
      <style:table-column-properties style:column-width="2.3313in" style:rel-column-width="15497*"/>
    </style:style>
    <style:style style:name="Table5.1" style:family="table-row">
      <style:table-row-properties style:row-height="3.3701in"/>
    </style:style>
    <style:style style:name="Table5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2" style:family="table-row">
      <style:table-row-properties style:row-height="0.370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8597in" fo:break-before="page" table:align="margins"/>
    </style:style>
    <style:style style:name="Table6.A" style:family="table-column">
      <style:table-column-properties style:column-width="2.309in" style:rel-column-width="15347*"/>
    </style:style>
    <style:style style:name="Table6.B" style:family="table-column">
      <style:table-column-properties style:column-width="0.2in" style:rel-column-width="1329*"/>
    </style:style>
    <style:style style:name="Table6.C" style:family="table-column">
      <style:table-column-properties style:column-width="2.3097in" style:rel-column-width="15352*"/>
    </style:style>
    <style:style style:name="Table6.G" style:family="table-column">
      <style:table-column-properties style:column-width="2.3313in" style:rel-column-width="15497*"/>
    </style:style>
    <style:style style:name="Table6.1" style:family="table-row">
      <style:table-row-properties style:row-height="3.3701in"/>
    </style:style>
    <style:style style:name="Table6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2" style:family="table-row">
      <style:table-row-properties style:row-height="0.3701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23dd3f"/>
    </style:style>
    <style:style style:name="P2" style:family="paragraph" style:parent-style-name="Standard">
      <style:text-properties officeooo:rsid="001d0ce7" officeooo:paragraph-rsid="00252a36"/>
    </style:style>
    <style:style style:name="P3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4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52a36"/>
    </style:style>
    <style:style style:name="P5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60c9d"/>
    </style:style>
    <style:style style:name="P6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7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 officeooo:paragraph-rsid="00252a36"/>
    </style:style>
    <style:style style:name="P8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2.0417in"/>
        </style:tab-stops>
      </style:paragraph-properties>
      <style:text-properties officeooo:paragraph-rsid="00252a36"/>
    </style:style>
    <style:style style:name="P10" style:family="paragraph" style:parent-style-name="Standard">
      <style:text-properties officeooo:paragraph-rsid="00252a36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52a36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60c9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52a36"/>
    </style:style>
    <style:style style:name="P15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16" style:family="paragraph" style:parent-style-name="Table_20_Contents">
      <style:paragraph-properties>
        <style:tab-stops>
          <style:tab-stop style:position="2.0417in"/>
        </style:tab-stops>
      </style:paragraph-properties>
      <style:text-properties officeooo:paragraph-rsid="00252a36"/>
    </style:style>
    <style:style style:name="P17" style:family="paragraph" style:parent-style-name="Table_20_Contents">
      <style:text-properties officeooo:paragraph-rsid="00252a36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60c9d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7fbe4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font-size="10pt" fo:letter-spacing="normal" fo:font-style="normal" fo:font-weight="normal" officeooo:paragraph-rsid="0027fbe4" style:font-size-asian="10pt" style:font-size-complex="10pt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52a36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7fbe4"/>
    </style:style>
    <style:style style:name="P23" style:family="paragraph" style:parent-style-name="Standard">
      <style:text-properties officeooo:rsid="001d0ce7" officeooo:paragraph-rsid="00252a36"/>
    </style:style>
    <style:style style:name="P24" style:family="paragraph" style:parent-style-name="Standard">
      <style:paragraph-properties>
        <style:tab-stops>
          <style:tab-stop style:position="2.0417in"/>
        </style:tab-stops>
      </style:paragraph-properties>
      <style:text-properties officeooo:rsid="001d0ce7" officeooo:paragraph-rsid="0027fbe4"/>
    </style:style>
    <style:style style:name="P25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7fbe4"/>
    </style:style>
    <style:style style:name="P26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 officeooo:paragraph-rsid="00252a36"/>
    </style:style>
    <style:style style:name="P27" style:family="paragraph" style:parent-style-name="Standard">
      <style:text-properties fo:font-variant="normal" fo:text-transform="none" fo:color="#000000" style:font-name="Tahoma" fo:letter-spacing="normal" fo:font-style="normal" fo:font-weight="normal" officeooo:paragraph-rsid="0027fbe4"/>
    </style:style>
    <style:style style:name="P28" style:family="paragraph" style:parent-style-name="Table_20_Contents">
      <style:text-properties officeooo:paragraph-rsid="0027fbe4"/>
    </style:style>
    <style:style style:name="T1" style:family="text">
      <style:text-properties officeooo:rsid="00260c9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260c9d" style:font-size-asian="10pt" style:font-size-complex="10pt"/>
    </style:style>
    <style:style style:name="T4" style:family="text">
      <style:text-properties fo:font-size="10pt" officeooo:rsid="001d0ce7" style:font-size-asian="10pt" style:font-size-complex="10pt"/>
    </style:style>
    <style:style style:name="T5" style:family="text">
      <style:text-properties officeooo:rsid="001d0c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3"><text:s/></text:p>
            <text:p text:style-name="P3">Iron: +1 Effect</text:p>
            <text:p text:style-name="P1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11"/>
            <text:p text:style-name="P11">Transcendent: Draw 2 Cards</text:p>
            <text:p text:style-name="P11"/>
            <text:p text:style-name="P11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1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11"/>
            <text:p text:style-name="P11">Iron: +1 Effect</text:p>
            <text:p text:style-name="P11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1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6"/>
            <text:p text:style-name="P6">Shaolin: +2 Effect</text:p>
            <text:p text:style-name="P6"/>
            <text:p text:style-name="P6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8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3"><text:s/></text:p>
            <text:p text:style-name="P3">Iron: +1 Effect</text:p>
            <text:p text:style-name="P3"/>
            <text:p text:style-name="P1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11"/>
            <text:p text:style-name="P11">Phoenix: Gain 2 Health</text:p>
            <text:p text:style-name="P11"/>
            <text:p text:style-name="P11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1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11"/>
            <text:p text:style-name="P11">Zen: Draw 1 card.</text:p>
            <text:p text:style-name="P11"/>
            <text:p text:style-name="P11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1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6"/>
            <text:p text:style-name="P6">Tiger: +1 Effect</text:p>
            <text:p text:style-name="P6"/>
            <text:p text:style-name="P6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8"/>
          </table:table-cell>
        </table:table-row>
      </table:table>
      <text:p text:style-name="Standard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G"/>
        <table:table-row table:style-name="Table1.1">
          <table:table-cell table:style-name="Table1.A1" office:value-type="string">
            <text:p text:style-name="P4"><text:s/></text:p>
            <text:p text:style-name="P4">Zen: Draw 1 card.</text:p>
            <text:p text:style-name="P2"/>
          </table:table-cell>
          <table:table-cell table:style-name="Table1.B1" office:value-type="string">
            <text:p text:style-name="P17"/>
          </table:table-cell>
          <table:table-cell table:style-name="Table1.C1" office:value-type="string">
            <text:p text:style-name="P12"/>
            <text:p text:style-name="P12">Tiger: +1 Effect</text:p>
            <text:p text:style-name="P12"/>
            <text:p text:style-name="P12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1.D1" office:value-type="string">
            <text:p text:style-name="P17"/>
          </table:table-cell>
          <table:table-cell table:style-name="Table1.E1" office:value-type="string">
            <text:p text:style-name="P12"/>
            <text:p text:style-name="P12">Zen: Draw 1 card.</text:p>
            <text:p text:style-name="P14"/>
            <text:p text:style-name="P17"/>
            <text:p text:style-name="P12"/>
            <text:p text:style-name="P17"/>
          </table:table-cell>
          <table:table-cell table:style-name="Table1.F1" office:value-type="string">
            <text:p text:style-name="P17"/>
          </table:table-cell>
          <table:table-cell table:style-name="Table1.G1" office:value-type="string">
            <text:p text:style-name="P7"/>
            <text:p text:style-name="P7">Tiger: +1 Effect</text:p>
            <text:p text:style-name="P7"/>
            <text:p text:style-name="P7"/>
            <text:p text:style-name="P7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9"/>
          </table:table-cell>
        </table:table-row>
        <table:table-row table:style-name="Table1.2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C2" office:value-type="string">
            <text:p text:style-name="P17"/>
          </table:table-cell>
          <table:table-cell table:style-name="Table1.D2" office:value-type="string">
            <text:p text:style-name="P17"/>
          </table:table-cell>
          <table:table-cell table:style-name="Table1.E2" office:value-type="string">
            <text:p text:style-name="P17"/>
          </table:table-cell>
          <table:table-cell table:style-name="Table1.F2" office:value-type="string">
            <text:p text:style-name="P17"/>
          </table:table-cell>
          <table:table-cell table:style-name="Table1.G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P4"><text:s/></text:p>
            <text:p text:style-name="P5">Transcendent: Draw 2 Cards</text:p>
            <text:p text:style-name="P5"/>
            <text:p text:style-name="P2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P12"/>
            <text:p text:style-name="P13">Shaolin: +2 Effect</text:p>
            <text:p text:style-name="P13"/>
            <text:p text:style-name="P12"/>
            <text:p text:style-name="P17"/>
          </table:table-cell>
          <table:table-cell table:style-name="Table1.D3" office:value-type="string">
            <text:p text:style-name="P17"/>
          </table:table-cell>
          <table:table-cell table:style-name="Table1.E3" office:value-type="string">
            <text:p text:style-name="P12"/>
            <text:p text:style-name="P12">Phoenix: Gain 2 Health</text:p>
            <text:p text:style-name="P12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1.F3" office:value-type="string">
            <text:p text:style-name="P17"/>
          </table:table-cell>
          <table:table-cell table:style-name="Table1.G3" office:value-type="string">
            <text:p text:style-name="P7"/>
            <text:p text:style-name="P7"><text:span text:style-name="T1">Spirit</text:span>: Gain 1 Chi</text:p>
            <text:p text:style-name="P7"/>
            <text:p text:style-name="P7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9"/>
          </table:table-cell>
        </table:table-row>
      </table:table>
      <text:p text:style-name="P1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4"><text:s/></text:p>
            <text:p text:style-name="P4">Monkey: Steal a random card from target's hand. If there is no target, draw a card.</text:p>
            <text:p text:style-name="P2"/>
          </table:table-cell>
          <table:table-cell table:style-name="Table2.B1" office:value-type="string">
            <text:p text:style-name="P17"/>
          </table:table-cell>
          <table:table-cell table:style-name="Table2.C1" office:value-type="string">
            <text:p text:style-name="P12"/>
            <text:p text:style-name="P12">Serpent: Steal 1 Health from target. If there is no target, gain 1 Health.</text:p>
            <text:p text:style-name="P12"/>
            <text:p text:style-name="P12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2.D1" office:value-type="string">
            <text:p text:style-name="P17"/>
          </table:table-cell>
          <table:table-cell table:style-name="Table2.E1" office:value-type="string">
            <text:p text:style-name="P12"/>
            <text:p text:style-name="P12">Stone: Gain 1 Health.</text:p>
            <text:p text:style-name="P14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2.F1" office:value-type="string">
            <text:p text:style-name="P17"/>
          </table:table-cell>
          <table:table-cell table:style-name="Table2.G1" office:value-type="string">
            <text:p text:style-name="P7"/>
            <text:p text:style-name="P7">Stone: Gain 1 Health.</text:p>
            <text:p text:style-name="P9"/>
            <text:p text:style-name="P16"/>
            <text:p text:style-name="P16"/>
            <text:p text:style-name="P16"/>
            <text:p text:style-name="P16"/>
            <text:p text:style-name="P16"/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  <table:table-cell table:style-name="Table2.D2" office:value-type="string">
            <text:p text:style-name="P17"/>
          </table:table-cell>
          <table:table-cell table:style-name="Table2.E2" office:value-type="string">
            <text:p text:style-name="P17"/>
          </table:table-cell>
          <table:table-cell table:style-name="Table2.F2" office:value-type="string">
            <text:p text:style-name="P17"/>
          </table:table-cell>
          <table:table-cell table:style-name="Table2.G2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4"><text:s/></text:p>
            <text:p text:style-name="P4">Stone: Gain 1 Health.</text:p>
            <text:p text:style-name="P2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2"/>
            <text:p text:style-name="P12">Stone: Gain 1 Health.</text:p>
            <text:p text:style-name="P12"/>
            <text:p text:style-name="P12"/>
            <text:p text:style-name="P12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2.D3" office:value-type="string">
            <text:p text:style-name="P17"/>
          </table:table-cell>
          <table:table-cell table:style-name="Table2.E3" office:value-type="string">
            <text:p text:style-name="P12"/>
            <text:p text:style-name="P12">Zen: Draw 1 card.</text:p>
            <text:p text:style-name="P14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2.F3" office:value-type="string">
            <text:p text:style-name="P17"/>
          </table:table-cell>
          <table:table-cell table:style-name="Table2.G3" office:value-type="string">
            <text:p text:style-name="P7"/>
            <text:p text:style-name="P7">Zen: Draw 1 card.</text:p>
            <text:p text:style-name="P9"/>
            <text:p text:style-name="P16"/>
            <text:p text:style-name="P16"/>
            <text:p text:style-name="P16"/>
            <text:p text:style-name="P16"/>
            <text:p text:style-name="P9"/>
          </table:table-cell>
        </table:table-row>
      </table:table>
      <text:p text:style-name="P10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4"><text:s/></text:p>
            <text:p text:style-name="P4">Zen: Draw 1 card.</text:p>
            <text:p text:style-name="P2"/>
          </table:table-cell>
          <table:table-cell table:style-name="Table3.B1" office:value-type="string">
            <text:p text:style-name="P17"/>
          </table:table-cell>
          <table:table-cell table:style-name="Table3.C1" office:value-type="string">
            <text:p text:style-name="P12"/>
            <text:p text:style-name="P12">Zen: Draw 1 card.</text:p>
            <text:p text:style-name="P12"/>
            <text:p text:style-name="P12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3.D1" office:value-type="string">
            <text:p text:style-name="P17"/>
          </table:table-cell>
          <table:table-cell table:style-name="Table3.E1" office:value-type="string">
            <text:p text:style-name="P12"/>
            <text:p text:style-name="P12">Stone: Gain 1 Health.</text:p>
            <text:p text:style-name="P14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3.F1" office:value-type="string">
            <text:p text:style-name="P17"/>
          </table:table-cell>
          <table:table-cell table:style-name="Table3.G1" office:value-type="string">
            <text:p text:style-name="P7"/>
            <text:p text:style-name="P7">Iron: +1 Effect</text:p>
            <text:p text:style-name="P9"/>
            <text:p text:style-name="P9"/>
          </table:table-cell>
        </table:table-row>
        <table:table-row table:style-name="Table3.2"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  <table:table-cell table:style-name="Table3.D2" office:value-type="string">
            <text:p text:style-name="P17"/>
          </table:table-cell>
          <table:table-cell table:style-name="Table3.E2" office:value-type="string">
            <text:p text:style-name="P17"/>
          </table:table-cell>
          <table:table-cell table:style-name="Table3.F2" office:value-type="string">
            <text:p text:style-name="P17"/>
          </table:table-cell>
          <table:table-cell table:style-name="Table3.G2" office:value-type="string">
            <text:p text:style-name="P17"/>
          </table:table-cell>
        </table:table-row>
        <table:table-row table:style-name="Table3.1">
          <table:table-cell table:style-name="Table3.A3" office:value-type="string">
            <text:p text:style-name="P4"><text:s/></text:p>
            <text:p text:style-name="P4">Iron: +1 Effect</text:p>
            <text:p text:style-name="P2"/>
          </table:table-cell>
          <table:table-cell table:style-name="Table3.B3" office:value-type="string">
            <text:p text:style-name="P17"/>
          </table:table-cell>
          <table:table-cell table:style-name="Table3.C3" office:value-type="string">
            <text:p text:style-name="P12"/>
            <text:p text:style-name="P12">Phoenix: Gain 2 Health</text:p>
            <text:p text:style-name="P12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3.D3" office:value-type="string">
            <text:p text:style-name="P17"/>
          </table:table-cell>
          <table:table-cell table:style-name="Table3.E3" office:value-type="string">
            <text:p text:style-name="P12"/>
            <text:p text:style-name="P12">Stone: Gain 1 Health.</text:p>
            <text:p text:style-name="P14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3.F3" office:value-type="string">
            <text:p text:style-name="P17"/>
          </table:table-cell>
          <table:table-cell table:style-name="Table3.G3" office:value-type="string">
            <text:p text:style-name="P7"/>
            <text:p text:style-name="P7">Iron: +1 Effect</text:p>
            <text:p text:style-name="P9"/>
            <text:p text:style-name="P16"/>
            <text:p text:style-name="P16"/>
            <text:p text:style-name="P16"/>
            <text:p text:style-name="P16"/>
            <text:p text:style-name="P9"/>
          </table:table-cell>
        </table:table-row>
      </table:table>
      <text:p text:style-name="P10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4"><text:s/></text:p>
            <text:p text:style-name="P4">Tiger: +1 Effect</text:p>
            <text:p text:style-name="P2"/>
          </table:table-cell>
          <table:table-cell table:style-name="Table4.B1" office:value-type="string">
            <text:p text:style-name="P17"/>
          </table:table-cell>
          <table:table-cell table:style-name="Table4.C1" office:value-type="string">
            <text:p text:style-name="P12"/>
            <text:p text:style-name="P12">Celestial: Gain 1 Chi. Gain 1 Health. Draw 1 Card.</text:p>
            <text:p text:style-name="P12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4.D1" office:value-type="string">
            <text:p text:style-name="P17"/>
          </table:table-cell>
          <table:table-cell table:style-name="Table4.E1" office:value-type="string">
            <text:p text:style-name="P12"/>
            <text:p text:style-name="P12">Tiger: +1 Effect</text:p>
            <text:p text:style-name="P14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4.F1" office:value-type="string">
            <text:p text:style-name="P17"/>
          </table:table-cell>
          <table:table-cell table:style-name="Table4.G1" office:value-type="string">
            <text:p text:style-name="P7"/>
            <text:p text:style-name="P7">Tiger: +1 Effect</text:p>
            <text:p text:style-name="P9"/>
            <text:p text:style-name="P9"/>
          </table:table-cell>
        </table:table-row>
        <table:table-row table:style-name="Table4.2">
          <table:table-cell table:style-name="Table4.A2" office:value-type="string">
            <text:p text:style-name="P17"/>
          </table:table-cell>
          <table:table-cell table:style-name="Table4.B2" office:value-type="string">
            <text:p text:style-name="P17"/>
          </table:table-cell>
          <table:table-cell table:style-name="Table4.C2" office:value-type="string">
            <text:p text:style-name="P17"/>
          </table:table-cell>
          <table:table-cell table:style-name="Table4.D2" office:value-type="string">
            <text:p text:style-name="P17"/>
          </table:table-cell>
          <table:table-cell table:style-name="Table4.E2" office:value-type="string">
            <text:p text:style-name="P17"/>
          </table:table-cell>
          <table:table-cell table:style-name="Table4.F2" office:value-type="string">
            <text:p text:style-name="P17"/>
          </table:table-cell>
          <table:table-cell table:style-name="Table4.G2" office:value-type="string">
            <text:p text:style-name="P17"/>
          </table:table-cell>
        </table:table-row>
        <table:table-row table:style-name="Table4.1">
          <table:table-cell table:style-name="Table4.A3" office:value-type="string">
            <text:p text:style-name="P4"><text:s/></text:p>
            <text:p text:style-name="P4">Zen: Draw 1 card.</text:p>
            <text:p text:style-name="P2"/>
          </table:table-cell>
          <table:table-cell table:style-name="Table4.B3" office:value-type="string">
            <text:p text:style-name="P17"/>
          </table:table-cell>
          <table:table-cell table:style-name="Table4.C3" office:value-type="string">
            <text:p text:style-name="P12"/>
            <text:p text:style-name="P12">Monkey: Steal a random card from target's hand. If there is no target, draw a card.</text:p>
            <text:p text:style-name="P14"/>
            <text:p text:style-name="P17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4.D3" office:value-type="string">
            <text:p text:style-name="P17"/>
          </table:table-cell>
          <table:table-cell table:style-name="Table4.E3" office:value-type="string">
            <text:p text:style-name="P12"/>
            <text:p text:style-name="P12">Serpent: Steal 1 Health from target. If there is no target, gain 1 Health.</text:p>
            <text:p text:style-name="P14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4.F3" office:value-type="string">
            <text:p text:style-name="P17"/>
          </table:table-cell>
          <table:table-cell table:style-name="Table4.G3" office:value-type="string">
            <text:p text:style-name="P7"/>
            <text:p text:style-name="P7">Spirit: Gain 1 Chi</text:p>
            <text:p text:style-name="P7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9"/>
          </table:table-cell>
        </table:table-row>
      </table:table>
      <text:p text:style-name="P10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4"><text:s/></text:p>
            <text:p text:style-name="P4">Transcendent: Draw 2 Cards</text:p>
            <text:p text:style-name="P2"/>
          </table:table-cell>
          <table:table-cell table:style-name="Table5.B1" office:value-type="string">
            <text:p text:style-name="P17"/>
          </table:table-cell>
          <table:table-cell table:style-name="Table5.C1" office:value-type="string">
            <text:p text:style-name="P12"/>
            <text:p text:style-name="P12">Celestial: Gain 1 Chi. Gain 1 Health. Draw 1 Card.</text:p>
            <text:p text:style-name="P14"/>
            <text:p text:style-name="P17"/>
            <text:p text:style-name="P17"/>
            <text:p text:style-name="P12"/>
            <text:p text:style-name="P17"/>
          </table:table-cell>
          <table:table-cell table:style-name="Table5.D1" office:value-type="string">
            <text:p text:style-name="P17"/>
          </table:table-cell>
          <table:table-cell table:style-name="Table5.E1" office:value-type="string">
            <text:p text:style-name="P12"/>
            <text:p text:style-name="P12">Spirit: Gain 1 Chi</text:p>
            <text:p text:style-name="P14"/>
            <text:p text:style-name="P12"/>
            <text:p text:style-name="P17"/>
          </table:table-cell>
          <table:table-cell table:style-name="Table5.F1" office:value-type="string">
            <text:p text:style-name="P17"/>
          </table:table-cell>
          <table:table-cell table:style-name="Table5.G1" office:value-type="string">
            <text:p text:style-name="P7"/>
            <text:p text:style-name="P7">Basilisk: Target loses their next turn.</text:p>
            <text:p text:style-name="P9"/>
            <text:p text:style-name="P16"/>
            <text:p text:style-name="P16"/>
            <text:p text:style-name="P9"/>
          </table:table-cell>
        </table:table-row>
        <table:table-row table:style-name="Table5.2">
          <table:table-cell table:style-name="Table5.A2" office:value-type="string">
            <text:p text:style-name="P17"/>
          </table:table-cell>
          <table:table-cell table:style-name="Table5.B2" office:value-type="string">
            <text:p text:style-name="P17"/>
          </table:table-cell>
          <table:table-cell table:style-name="Table5.C2" office:value-type="string">
            <text:p text:style-name="P17"/>
          </table:table-cell>
          <table:table-cell table:style-name="Table5.D2" office:value-type="string">
            <text:p text:style-name="P17"/>
          </table:table-cell>
          <table:table-cell table:style-name="Table5.E2" office:value-type="string">
            <text:p text:style-name="P17"/>
          </table:table-cell>
          <table:table-cell table:style-name="Table5.F2" office:value-type="string">
            <text:p text:style-name="P17"/>
          </table:table-cell>
          <table:table-cell table:style-name="Table5.G2" office:value-type="string">
            <text:p text:style-name="P17"/>
          </table:table-cell>
        </table:table-row>
        <table:table-row table:style-name="Table5.1">
          <table:table-cell table:style-name="Table5.A3" office:value-type="string">
            <text:p text:style-name="P4"><text:s/></text:p>
            <text:p text:style-name="P4">Lightning: This Technique may be played as a reaction. If the Technique is already a reaction +2 Effect instead.</text:p>
            <text:p text:style-name="P2"/>
          </table:table-cell>
          <table:table-cell table:style-name="Table5.B3" office:value-type="string">
            <text:p text:style-name="P17"/>
          </table:table-cell>
          <table:table-cell table:style-name="Table5.C3" office:value-type="string">
            <text:p text:style-name="P12"/>
            <text:p text:style-name="P12">Shaolin: +2 Effect</text:p>
            <text:p text:style-name="P14"/>
            <text:p text:style-name="P17"/>
            <text:p text:style-name="P17"/>
            <text:p text:style-name="P12"/>
            <text:p text:style-name="P17"/>
          </table:table-cell>
          <table:table-cell table:style-name="Table5.D3" office:value-type="string">
            <text:p text:style-name="P17"/>
          </table:table-cell>
          <table:table-cell table:style-name="Table5.E3" office:value-type="string">
            <text:p text:style-name="P12"/>
            <text:p text:style-name="P12">Dragon: Steal 1 Chi from target. If there is no target, gain 1 Chi.</text:p>
            <text:p text:style-name="P14"/>
            <text:p text:style-name="P17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G3" office:value-type="string">
            <text:p text:style-name="P7"/>
            <text:p text:style-name="P7">Monkey: Steal a random card from target's hand. If there is no target, draw a card.</text:p>
            <text:p text:style-name="P9"/>
            <text:p text:style-name="P16"/>
            <text:p text:style-name="P16"/>
            <text:p text:style-name="P16"/>
            <text:p text:style-name="P16"/>
            <text:p text:style-name="P9"/>
          </table:table-cell>
        </table:table-row>
      </table:table>
      <text:p text:style-name="P10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4"><text:s/></text:p>
            <text:p text:style-name="P2"/>
          </table:table-cell>
          <table:table-cell table:style-name="Table6.B1" office:value-type="string">
            <text:p text:style-name="P17"/>
          </table:table-cell>
          <table:table-cell table:style-name="Table6.C1" office:value-type="string">
            <text:p text:style-name="P19"/>
            <text:p text:style-name="P19">88 Dancing Shadows Redirection: </text:p>
            <text:p text:style-name="P20">Reaction. Spend 3 Chi to use. You gain control of target Technique. Any Chi used to power the Technique remains spent. Choose new targets and resolve. </text:p>
            <text:p text:style-name="P14"/>
            <text:p text:style-name="P17"/>
            <text:p text:style-name="P12"/>
            <text:p text:style-name="P17"/>
          </table:table-cell>
          <table:table-cell table:style-name="Table6.D1" office:value-type="string">
            <text:p text:style-name="P17"/>
          </table:table-cell>
          <table:table-cell table:style-name="Table6.E1" office:value-type="string">
            <text:p text:style-name="P12"/>
            <text:p text:style-name="P12">Basilisk: Target loses their next turn.</text:p>
            <text:p text:style-name="P14"/>
            <text:p text:style-name="P17"/>
            <text:p text:style-name="P17"/>
            <text:p text:style-name="P12"/>
            <text:p text:style-name="P17"/>
          </table:table-cell>
          <table:table-cell table:style-name="Table6.F1" office:value-type="string">
            <text:p text:style-name="P17"/>
          </table:table-cell>
          <table:table-cell table:style-name="Table6.G1" office:value-type="string">
            <text:p text:style-name="P7"/>
            <text:p text:style-name="P7">Dragon: Steal 1 Chi from target. If there is no target, gain 1 Chi.</text:p>
            <text:p text:style-name="P9"/>
            <text:p text:style-name="P16"/>
            <text:p text:style-name="P16"/>
            <text:p text:style-name="P16"/>
            <text:p text:style-name="P9"/>
          </table:table-cell>
        </table:table-row>
        <table:table-row table:style-name="Table6.2">
          <table:table-cell table:style-name="Table6.A2" office:value-type="string">
            <text:p text:style-name="P17"/>
          </table:table-cell>
          <table:table-cell table:style-name="Table6.B2" office:value-type="string">
            <text:p text:style-name="P17"/>
          </table:table-cell>
          <table:table-cell table:style-name="Table6.C2" office:value-type="string">
            <text:p text:style-name="P17"/>
          </table:table-cell>
          <table:table-cell table:style-name="Table6.D2" office:value-type="string">
            <text:p text:style-name="P17"/>
          </table:table-cell>
          <table:table-cell table:style-name="Table6.E2" office:value-type="string">
            <text:p text:style-name="P17"/>
          </table:table-cell>
          <table:table-cell table:style-name="Table6.F2" office:value-type="string">
            <text:p text:style-name="P17"/>
          </table:table-cell>
          <table:table-cell table:style-name="Table6.G2" office:value-type="string">
            <text:p text:style-name="P17"/>
          </table:table-cell>
        </table:table-row>
        <table:table-row table:style-name="Table6.1">
          <table:table-cell table:style-name="Table6.A3" office:value-type="string">
            <text:p text:style-name="P4"><text:span text:style-name="T2"/></text:p>
            <text:p text:style-name="P4"><text:s/></text:p>
            <text:p text:style-name="P2"/>
          </table:table-cell>
          <table:table-cell table:style-name="Table6.B3" office:value-type="string">
            <text:p text:style-name="P17"/>
          </table:table-cell>
          <table:table-cell table:style-name="Table6.C3" office:value-type="string">
            <text:p text:style-name="P27"/>
            <text:p text:style-name="P27"><text:span text:style-name="T5">Best Absolute Perfect Defense of the Infinite Dragon: </text:span><text:span text:style-name="T4">Reaction. Spend 3 Chi to use. Cancel the effects of target </text:span><text:span text:style-name="T3">opponent's</text:span><text:span text:style-name="T4"> technique. The opponent loses 2 points of Chi. You draw 2 cards and gain 2 Health.</text:span></text:p>
            <text:p text:style-name="P17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6.D3" office:value-type="string">
            <text:p text:style-name="P17"/>
          </table:table-cell>
          <table:table-cell table:style-name="Table6.E3" office:value-type="string">
            <text:p text:style-name="P12"/>
            <text:p text:style-name="P19">Lightning: This Technique may be played as a reaction. If the Technique is already a reaction +2 Effect instead.</text:p>
            <text:p text:style-name="P22"/>
            <text:p text:style-name="P28"/>
            <text:p text:style-name="P28"/>
            <text:p text:style-name="P28"/>
            <text:p text:style-name="P17"/>
            <text:p text:style-name="P17"/>
            <text:p text:style-name="P17"/>
            <text:p text:style-name="P17"/>
            <text:p text:style-name="P17"/>
            <text:p text:style-name="P12"/>
            <text:p text:style-name="P17"/>
          </table:table-cell>
          <table:table-cell table:style-name="Table6.F3" office:value-type="string">
            <text:p text:style-name="P17"/>
          </table:table-cell>
          <table:table-cell table:style-name="Table6.G3" office:value-type="string">
            <text:p text:style-name="P7"/>
            <text:p text:style-name="P25">Serpent: Steal 1 Health from target. If there is no target, gain 1 Health.</text:p>
            <text:p text:style-name="P24"/>
            <text:p text:style-name="P16"/>
            <text:p text:style-name="P16"/>
            <text:p text:style-name="P16"/>
            <text:p text:style-name="P16"/>
            <text:p text:style-name="P16"/>
            <text:p text:style-name="P9"/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7T12:56:27.435000000</dc:date>
    <meta:editing-duration>PT34M58S</meta:editing-duration>
    <meta:editing-cycles>9</meta:editing-cycles>
    <meta:generator>LibreOffice/4.1.4.2$Windows_x86 LibreOffice_project/0a0440ccc0227ad9829de5f46be37cfb6edcf72</meta:generator>
    <meta:print-date>2014-09-27T12:42:12.632000000</meta:print-date>
    <meta:document-statistic meta:table-count="7" meta:image-count="0" meta:object-count="0" meta:page-count="14" meta:paragraph-count="69" meta:word-count="391" meta:character-count="2110" meta:non-whitespace-character-count="1758"/>
  </office:meta>
</office:document-meta>
</file>